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o get sflm to work:</text:span></text:p>
      <text:p text:style-name="P1"><text:span text:style-name="T2">-use microsoft visual c++ 2010 express</text:span></text:p>
      <text:p text:style-name="P1"><text:span text:style-name="T2">- follow guide<text:s/></text:span><text:a xlink:href="http://www.sfml-dev.org/tutorials/2.0/start-vc.php"><text:span text:style-name="T3">http://www.sfml-dev.org/tutorials/2.0/start-vc.php</text:span></text:a><text:span text:style-name="T4"><text:s text:c="2"/>but use tips below too!!!</text:span></text:p>
      <text:p text:style-name="P1"><text:span text:style-name="T5">-install 32 bit libraries of sfml</text:span></text:p>
      <text:p text:style-name="P1"><text:span text:style-name="T5">-make console run WIn32 project</text:span></text:p>
      <text:p text:style-name="P1"><text:span text:style-name="T5">-link header files and libraries</text:span></text:p>
      <text:p text:style-name="P1"><text:span text:style-name="T5">-copy libraries from bin to running folder </text:span></text:p>
      <text:p text:style-name="P1"><text:span text:style-name="T5">-switch off incremental linking (Linker/General/NO incremental linking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